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officeooo:rsid="0006fb41" officeooo:paragraph-rsid="0006fb41"/>
    </style:style>
    <style:style style:name="P2" style:family="paragraph" style:parent-style-name="Standard">
      <style:text-properties style:font-name="Verdana" officeooo:rsid="000d4215" officeooo:paragraph-rsid="000d4215"/>
    </style:style>
    <style:style style:name="P3" style:family="paragraph" style:parent-style-name="Standard">
      <style:paragraph-properties fo:margin-top="0in" fo:margin-bottom="0in" loext:contextual-spacing="false"/>
      <style:text-properties style:font-name="Verdana" officeooo:rsid="001889a3" officeooo:paragraph-rsid="0007d60c"/>
    </style:style>
    <style:style style:name="P4" style:family="paragraph" style:parent-style-name="Standard">
      <style:paragraph-properties fo:margin-top="0in" fo:margin-bottom="0in" loext:contextual-spacing="false"/>
      <style:text-properties style:font-name="Verdana" officeooo:rsid="00107286" officeooo:paragraph-rsid="00107286"/>
    </style:style>
    <style:style style:name="T1" style:family="text">
      <style:text-properties officeooo:rsid="000d9d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9/2025</text:p>
      <text:p text:style-name="P1"/>
      <text:p text:style-name="P3">Strange dream this morning. <text:span text:style-name="T1">I was wandering around in a field with a crowd of people. </text:span>It ended with me driving a<text:span text:style-name="T1">n electric </text:span>car in some kind of urban setting. I wasn’t sure how the controls worked and I was afraid I wouldn’t be able to brake when I needed to. I turned into a side street and my way was blocked by a big crane. And then I woke up. Not too much into the interpretation of my dreams. I always wonder just what I remember and don’t remember and how it is filtered. I’m sure I don’t remember crucial elements that would make it all clear. I think people dream as a kind of puzzling, symbolic view of the dimension we’ve come to call the unconscious. I went through my Jungian phase. Jung has been more suggestive for me, rather than something I’ve been able really to fathom. That has to open up an entire line of inquiry and reading project. And I’m now retired, so I have nothing but time .</text:p>
      <text:p text:style-name="P3"/>
      <text:p text:style-name="P4">==&gt; META SF 2025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LO-normal" style:next-style-name="Standard" style:default-outline-level="" style:class="chapter">
      <style:paragraph-properties fo:margin-top="0in" fo:margin-bottom="0.222in" loext:contextual-spacing="true" fo:line-height="100%" fo:keep-together="always" fo:keep-with-next="always"/>
      <style:text-properties fo:color="#666666"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LO-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1" fo:font-family="Arial" style:font-family-generic="roman" style:font-pitch="variable" fo:font-size="11pt" fo:language="en" fo:country="US" fo:font-style="normal" style:text-underline-style="none" fo:font-weight="normal" style:letter-kerning="fals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fo:font-style="italic" style:letter-kerning="false"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Heading_20_5" style:display-name="Heading 5"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4" style:display-name="Heading 4" style:family="paragraph" style:parent-style-name="Standard"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3" style:display-name="Heading 3" style:family="paragraph" style:parent-style-name="Standard" style:next-style-name="Standard" style:default-outline-level="" style:class="text">
      <style:paragraph-properties fo:margin-top="0.222in" fo:margin-bottom="0.0555in" loext:contextual-spacing="true" fo:line-height="100%" fo:text-align="start" style:justify-single-word="false" fo:keep-together="always" fo:orphans="0" fo:widows="0" fo:keep-with-next="always" style:writing-mode="lr-tb"/>
      <style:text-properties fo:color="#434343" style:font-name="Arial1" fo:font-family="Arial" style:font-family-generic="roman" style:font-pitch="variable" fo:font-size="14pt" fo:language="en" fo:country="US" fo:font-weight="normal" style:letter-kerning="false"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16pt" fo:language="en" fo:country="US" fo:font-weight="normal" style:letter-kerning="false"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1" style:display-name="Heading 1" style:family="paragraph" style:parent-style-name="Standard" style:next-style-name="Standard" style:default-outline-level="" style:class="text">
      <style:paragraph-properties fo:margin-top="0.278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20pt" fo:language="en" fo:country="US" style:letter-kerning="false"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24S</meta:editing-duration>
    <meta:editing-cycles>8</meta:editing-cycles>
    <meta:generator>LibreOffice/5.4.3.2$Windows_X86_64 LibreOffice_project/92a7159f7e4af62137622921e809f8546db437e5</meta:generator>
    <dc:date>2025-01-29T13:37:22.806000000</dc:date>
    <meta:document-statistic meta:table-count="0" meta:image-count="0" meta:object-count="0" meta:page-count="1" meta:paragraph-count="3" meta:word-count="179" meta:character-count="932" meta:non-whitespace-character-count="756"/>
    <meta:user-defined meta:name="Info 1"/>
    <meta:user-defined meta:name="Info 2"/>
    <meta:user-defined meta:name="Info 3"/>
    <meta:user-defined meta:name="Info 4"/>
  </office:meta>
</office:document-meta>
</file>